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  <style:font-face style:name="Ek Mukta1" svg:font-family="'Ek Mukta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variant="normal" fo:text-transform="none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A1zP1eP5QGefi2DMPTfTL5SLmv7DivfN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  <style:font-face style:name="Ek Mukta1" svg:font-family="'Ek Mukta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Ek Mukta1" style:font-family-complex="'Ek Mukta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06:56:26.262456584</meta:creation-date>
    <dc:date>2022-02-07T06:59:46.957336629</dc:date>
    <meta:editing-duration>PT3M21S</meta:editing-duration>
    <meta:editing-cycles>1</meta:editing-cycles>
    <meta:document-statistic meta:table-count="0" meta:image-count="0" meta:object-count="0" meta:page-count="1" meta:paragraph-count="1" meta:word-count="1" meta:character-count="34" meta:non-whitespace-character-count="34"/>
    <meta:generator>LibreOffice/7.2.3.2$Linux_X86_64 LibreOffice_project/20$Build-2</meta:generator>
  </office:meta>
</office:document-meta>
</file>